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138cm"/>
    </style:style>
    <style:style style:name="co2" style:family="table-column">
      <style:table-column-properties fo:break-before="auto" style:column-width="1.304cm"/>
    </style:style>
    <style:style style:name="co3" style:family="table-column">
      <style:table-column-properties fo:break-before="auto" style:column-width="4.653cm"/>
    </style:style>
    <style:style style:name="co4" style:family="table-column">
      <style:table-column-properties fo:break-before="auto" style:column-width="7.331cm"/>
    </style:style>
    <style:style style:name="co5" style:family="table-column">
      <style:table-column-properties fo:break-before="auto" style:column-width="2.39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639cm"/>
    </style:style>
    <style:style style:name="co8" style:family="table-column">
      <style:table-column-properties fo:break-before="auto" style:column-width="1.554cm"/>
    </style:style>
    <style:style style:name="co9" style:family="table-column">
      <style:table-column-properties fo:break-before="auto" style:column-width="1.058cm"/>
    </style:style>
    <style:style style:name="co10" style:family="table-column">
      <style:table-column-properties fo:break-before="auto" style:column-width="2.418cm"/>
    </style:style>
    <style:style style:name="co11" style:family="table-column">
      <style:table-column-properties fo:break-before="auto" style:column-width="2.447cm"/>
    </style:style>
    <style:style style:name="co12" style:family="table-column">
      <style:table-column-properties fo:break-before="auto" style:column-width="1.081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5.276cm"/>
    </style:style>
    <style:style style:name="co15" style:family="table-column">
      <style:table-column-properties fo:break-before="auto" style:column-width="7.969cm"/>
    </style:style>
    <style:style style:name="co16" style:family="table-column">
      <style:table-column-properties fo:break-before="auto" style:column-width="6.304cm"/>
    </style:style>
    <style:style style:name="co17" style:family="table-column">
      <style:table-column-properties fo:break-before="auto" style:column-width="6.025cm"/>
    </style:style>
    <style:style style:name="co18" style:family="table-column">
      <style:table-column-properties fo:break-before="auto" style:column-width="6.08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transparent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transparent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ext-properties fo:color="#00cc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3f7f5f" style:font-name="Courier New" fo:font-size="10pt" style:font-name-asian="Courier New" style:font-size-asian="10pt" style:font-name-complex="Courier New" style:font-size-complex="5.69999980926514pt"/>
    </style:style>
  </office:automatic-styles>
  <office:body>
    <office:spreadsheet>
      <table:table table:name="MAP para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column table:style-name="co6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4"/>
          <table:table-cell office:value-type="string">
            <text:p>decoding</text:p>
          </table:table-cell>
          <table:table-cell office:value-type="string">
            <text:p>encoding</text:p>
          </table:table-cell>
          <table:table-cell office:value-type="string">
            <text:p>constructor</text:p>
          </table:table-cell>
          <table:table-cell office:value-type="string">
            <text:p>Fabrica</text:p>
          </table:table-cell>
          <table:table-cell office:value-type="string">
            <text:p>trace</text:p>
          </table:table-cell>
          <table:table-cell office:value-type="string">
            <text:p>tests</text:p>
          </table:table-cell>
          <table:table-cell office:value-type="string">
            <text:p>toString()</text:p>
          </table:table-cell>
          <table:table-cell office:value-type="string">
            <text:p>internalData</text:p>
          </table:table-cell>
          <table:table-cell/>
        </table:table-row>
        <table:table-row table:style-name="ro1">
          <table:table-cell/>
          <table:table-cell office:value-type="string">
            <text:p>map</text:p>
          </table:table-cell>
          <table:table-cell office:value-type="string">
            <text:p>primitives</text:p>
          </table:table-cell>
          <table:table-cell office:value-type="string">
            <text:p>CellGlobalIdOrServiceAreaIdFixedLength</text:p>
          </table:table-cell>
          <table:table-cell table:number-columns-repeated="8" office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llGlobalIdOrServiceAreaIdOrLAI</text:p>
          </table:table-cell>
          <table:table-cell table:number-columns-repeated="4" office:value-type="string">
            <text:p>+</text:p>
          </table:table-cell>
          <table:table-cell/>
          <table:table-cell table:number-columns-repeated="2" office:value-type="string">
            <text:p>+</text:p>
          </table:table-cell>
          <table:table-cell table:style-name="ce3" office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MSI</text:p>
          </table:table-cell>
          <table:table-cell table:number-columns-repeated="7" office:value-type="string">
            <text:p>+</text:p>
          </table:table-cell>
          <table:table-cell office:value-type="string">
            <text:p>!!!:MCC-MNC-MSIN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LAIFixedLength</text:p>
          </table:table-cell>
          <table:table-cell table:number-columns-repeated="8" office:value-type="string">
            <text:p>+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>
            <text:p>map</text:p>
          </table:table-cell>
          <table:table-cell office:value-type="string">
            <text:p>sms</text:p>
          </table:table-cell>
          <table:table-cell office:value-type="string">
            <text:p>SmsSignalInfo</text:p>
          </table:table-cell>
          <table:table-cell table:number-columns-repeated="3" office:value-type="string">
            <text:p>+</text:p>
          </table:table-cell>
          <table:table-cell office:value-type="string">
            <text:p>"-+"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msTpdu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SM_RP_SMEA</text:p>
          </table:table-cell>
          <table:table-cell table:number-columns-repeated="3" office:value-type="string">
            <text:p>+</text:p>
          </table:table-cell>
          <table:table-cell office:value-type="string">
            <text:p>"-+"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MT-ForwardSM-Req</text:p>
          </table:table-cell>
          <table:table-cell office:value-type="string">
            <text:p>adding 2 par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>
            <text:p>RoutingInfoForSM-Res</text:p>
          </table:table-cell>
          <table:table-cell office:value-type="string">
            <text:p>adding 1 par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>
            <text:p>RoutingInfoForSM-Req</text:p>
          </table:table-cell>
          <table:table-cell office:value-type="string">
            <text:p>adding 2 par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>
            <text:p>ReportSM-DeliveryStatusReq</text:p>
          </table:table-cell>
          <table:table-cell office:value-type="string">
            <text:p>adding 2 par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>
            <text:p>Mt-forwardSM-VGCS</text:p>
          </table:table-cell>
          <table:table-cell office:value-type="string">
            <text:p>new oper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>
            <text:p>noteSubscriberPresent</text:p>
          </table:table-cell>
          <table:table-cell office:value-type="string">
            <text:p>new oper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>
            <text:p>readyForSM</text:p>
          </table:table-cell>
          <table:table-cell office:value-type="string">
            <text:p>new oper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/>
          <table:table-cell table:number-columns-repeated="9"/>
        </table:table-row>
        <table:table-row table:style-name="ro1">
          <table:table-cell/>
          <table:table-cell office:value-type="string">
            <text:p>map</text:p>
          </table:table-cell>
          <table:table-cell office:value-type="string">
            <text:p>smstpdu</text:p>
          </table:table-cell>
          <table:table-cell table:style-name="ce2" office:value-type="string">
            <text:p>SmsCommandTpdu</text:p>
          </table:table-cell>
          <table:table-cell table:number-columns-repeated="3"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SmsDeliverReportTpdu</text:p>
          </table:table-cell>
          <table:table-cell table:number-columns-repeated="3"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SmsDeliverTpdu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SmsStatusReportTpdu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SmsSubmitReportTpdu</text:p>
          </table:table-cell>
          <table:table-cell table:number-columns-repeated="3"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SmsSubmitTpdu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table:style-name="ce1"/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Smstpdu – parameters</text:p>
          </table:table-cell>
          <table:table-cell table:style-name="ce2" office:value-type="string">
            <text:p>AbsoluteTimeStamp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4" office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AddressField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4" office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CommandData</text:p>
          </table:table-cell>
          <table:table-cell table:number-columns-repeated="3"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office:value-type="string">
            <text:p>!!!: Check encoding rules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CommandType</text:p>
          </table:table-cell>
          <table:table-cell table:number-columns-repeated="3" office:value-type="string">
            <text:p>+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DataCodingScheme</text:p>
          </table:table-cell>
          <table:table-cell table:number-columns-repeated="3" office:value-type="string">
            <text:p>+</text:p>
          </table:table-cell>
          <table:table-cell table:number-columns-repeated="2"/>
          <table:table-cell table:number-columns-repeated="3" office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FailureCause</text:p>
          </table:table-cell>
          <table:table-cell table:number-columns-repeated="3" office:value-type="string">
            <text:p>+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!!!: Implement FailureCauseValue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ParameterIndicator</text:p>
          </table:table-cell>
          <table:table-cell table:number-columns-repeated="3" office:value-type="string">
            <text:p>+</text:p>
          </table:table-cell>
          <table:table-cell/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ProtocolIdentifier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2"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!!!: Implement internal structure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Status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2"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!!!: Implement internal structure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UserDataHeader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4" office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UserData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3" office:value-type="string">
            <text:p>+</text:p>
          </table:table-cell>
          <table:table-cell office:value-type="string">
            <text:p>P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ValidityEnhancedFormatData</text:p>
          </table:table-cell>
          <table:table-cell table:number-columns-repeated="3" office:value-type="string">
            <text:p>+</text:p>
          </table:table-cell>
          <table:table-cell table:number-columns-repeated="4"/>
          <table:table-cell office:value-type="string">
            <text:p>!!!: Implement internal structure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ValidityPeriod</text:p>
          </table:table-cell>
          <table:table-cell table:number-columns-repeated="3" office:value-type="string">
            <text:p>+</text:p>
          </table:table-cell>
          <table:table-cell/>
          <table:table-cell office:value-type="string">
            <text:p>P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Smstpdu – userDataCenter</text:p>
          </table:table-cell>
          <table:table-cell table:style-name="ce2" office:value-type="string">
            <text:p>ConcatenatedShortMessagesIdentifier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4" office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Gsm7NationalLanguageIdentifier</text:p>
          </table:table-cell>
          <table:table-cell table:number-columns-repeated="3" office:value-type="string">
            <text:p>+</text:p>
          </table:table-cell>
          <table:table-cell/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P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ce2"/>
          <table:table-cell table:number-columns-repeated="9"/>
        </table:table-row>
        <table:table-row table:style-name="ro1">
          <table:table-cell table:number-columns-repeated="4"/>
          <table:table-cell office:value-type="string">
            <text:p>decoding</text:p>
          </table:table-cell>
          <table:table-cell office:value-type="string">
            <text:p>encoding</text:p>
          </table:table-cell>
          <table:table-cell office:value-type="string">
            <text:p>constructor</text:p>
          </table:table-cell>
          <table:table-cell office:value-type="string">
            <text:p>Fabrica</text:p>
          </table:table-cell>
          <table:table-cell office:value-type="string">
            <text:p>trace</text:p>
          </table:table-cell>
          <table:table-cell office:value-type="string">
            <text:p>tests</text:p>
          </table:table-cell>
          <table:table-cell office:value-type="string">
            <text:p>toString()</text:p>
          </table:table-cell>
          <table:table-cell office:value-type="string">
            <text:p>internalData</text:p>
          </table:table-cell>
          <table:table-cell/>
        </table:table-row>
        <table:table-row table:style-name="ro1">
          <table:table-cell/>
          <table:table-cell office:value-type="string">
            <text:p>map</text:p>
          </table:table-cell>
          <table:table-cell office:value-type="string">
            <text:p>callhandling</text:p>
          </table:table-cell>
          <table:table-cell office:value-type="string">
            <text:p>CallReferenceNumber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>
            <text:p>map</text:p>
          </table:table-cell>
          <table:table-cell office:value-type="string">
            <text:p>subscriberInformation</text:p>
          </table:table-cell>
          <table:table-cell office:value-type="string">
            <text:p>LocationInformation</text:p>
          </table:table-cell>
          <table:table-cell table:number-columns-repeated="2" office:value-type="string">
            <text:p>P</text:p>
          </table:table-cell>
          <table:table-cell table:number-columns-repeated="2" office:value-type="string">
            <text:p>+</text:p>
          </table:table-cell>
          <table:table-cell table:number-columns-repeated="3" office:value-type="string">
            <text:p>P</text:p>
          </table:table-cell>
          <table:table-cell office:value-type="string">
            <text:p>-</text:p>
          </table:table-cell>
          <table:table-cell office:value-type="string">
            <text:p>!!!: Include in the unit test LocationNumber, when it is ready</text:p>
          </table:table-cell>
        </table:table-row>
        <table:table-row table:style-name="ro1">
          <table:table-cell table:number-columns-repeated="3"/>
          <table:table-cell office:value-type="string">
            <text:p>LocationNumber</text:p>
          </table:table-cell>
          <table:table-cell table:number-columns-repeated="5" office:value-type="string">
            <text:p>+</text:p>
          </table:table-cell>
          <table:table-cell/>
          <table:table-cell office:value-type="string">
            <text:p>+</text:p>
          </table:table-cell>
          <table:table-cell office:value-type="string">
            <text:p>!!! ISUP encoding failure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ubscriberState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>
            <text:p>map</text:p>
          </table:table-cell>
          <table:table-cell office:value-type="string">
            <text:p>subscriberManagement</text:p>
          </table:table-cell>
          <table:table-cell office:value-type="string">
            <text:p>ExtBasicServiceCode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ExtBearerServiceCode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ExtTeleserviceCode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 table:number-rows-repeated="65480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INAP - param" table:style-name="ta1"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decoding</text:p>
          </table:table-cell>
          <table:table-cell office:value-type="string">
            <text:p>encoding</text:p>
          </table:table-cell>
          <table:table-cell office:value-type="string">
            <text:p>constructor</text:p>
          </table:table-cell>
          <table:table-cell office:value-type="string">
            <text:p>Fabrica</text:p>
          </table:table-cell>
          <table:table-cell office:value-type="string">
            <text:p>tests</text:p>
          </table:table-cell>
          <table:table-cell office:value-type="string">
            <text:p>toString()</text:p>
          </table:table-cell>
          <table:table-cell office:value-type="string">
            <text:p>internalData</text:p>
          </table:table-cell>
        </table:table-row>
        <table:table-row table:style-name="ro1">
          <table:table-cell/>
          <table:table-cell office:value-type="string">
            <text:p>inap</text:p>
          </table:table-cell>
          <table:table-cell office:value-type="string">
            <text:p>primitives</text:p>
          </table:table-cell>
          <table:table-cell office:value-type="string">
            <text:p>LegID</text:p>
          </table:table-cell>
          <table:table-cell table:number-columns-repeated="2"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MiscCallInfo</text:p>
          </table:table-cell>
          <table:table-cell table:number-columns-repeated="2"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 table:number-rows-repeated="6553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CAP - param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decoding</text:p>
          </table:table-cell>
          <table:table-cell office:value-type="string">
            <text:p>encoding</text:p>
          </table:table-cell>
          <table:table-cell office:value-type="string">
            <text:p>constructor</text:p>
          </table:table-cell>
          <table:table-cell office:value-type="string">
            <text:p>Fabrica</text:p>
          </table:table-cell>
          <table:table-cell office:value-type="string">
            <text:p>tests</text:p>
          </table:table-cell>
          <table:table-cell office:value-type="string">
            <text:p>toString()</text:p>
          </table:table-cell>
          <table:table-cell office:value-type="string">
            <text:p>internalData</text:p>
          </table:table-cell>
        </table:table-row>
        <table:table-row table:style-name="ro1">
          <table:table-cell/>
          <table:table-cell office:value-type="string">
            <text:p>cap</text:p>
          </table:table-cell>
          <table:table-cell office:value-type="string">
            <text:p>dialog</text:p>
          </table:table-cell>
          <table:table-cell office:value-type="string">
            <text:p>CAPGprsReferenceNumber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CAPAsnPrimitive</text:p>
          </table:table-cell>
          <table:table-cell table:number-columns-repeated="3" office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2">
          <table:table-cell table:number-columns-repeated="2"/>
          <table:table-cell office:value-type="string">
            <text:p>EsiBcsm</text:p>
          </table:table-cell>
          <table:table-cell office:value-type="string">
            <text:p>RouteSelectFailureSpecificInfo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 table:number-columns-repeated="2"/>
          <table:table-cell office:value-type="string">
            <text:p>isup</text:p>
          </table:table-cell>
          <table:table-cell table:style-name="ce2" office:value-type="string">
            <text:p>AdditionalCallingPartyNumberCap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2" office:value-type="string">
            <text:p>BearerCap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2" office:value-type="string">
            <text:p>CalledPartyNumberCap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2" office:value-type="string">
            <text:p>CallingPartyNumberCap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2" office:value-type="string">
            <text:p>CauseCap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2" office:value-type="string">
            <text:p>GenericNumberCap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2" office:value-type="string">
            <text:p>LocationNumberCap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2" office:value-type="string">
            <text:p>OriginalCalledNumberCap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2" office:value-type="string">
            <text:p>RedirectingPartyIDCap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2">
          <table:table-cell table:number-columns-repeated="2"/>
          <table:table-cell office:value-type="string">
            <text:p>primitives</text:p>
          </table:table-cell>
          <table:table-cell office:value-type="string">
            <text:p>BCSMEvent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2">
          <table:table-cell table:number-columns-repeated="3"/>
          <table:table-cell office:value-type="string">
            <text:p>CAMELAChBillingChargingCharacteristics</text:p>
          </table:table-cell>
          <table:table-cell table:number-columns-repeated="2" office:value-type="string">
            <text:p>P</text:p>
          </table:table-cell>
          <table:table-cell table:number-columns-repeated="4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2">
          <table:table-cell table:number-columns-repeated="3"/>
          <table:table-cell office:value-type="string">
            <text:p>CalledPartyBCDNumber</text:p>
          </table:table-cell>
          <table:table-cell table:number-columns-repeated="6" office:value-type="string">
            <text:p>+</text:p>
          </table:table-cell>
          <table:table-cell office:value-type="string">
            <text:p>!!!: “<text:span text:style-name="T1">Called party BCD number" from 24.008 (Mobile Radio interface)</text:span></text:p>
          </table:table-cell>
        </table:table-row>
        <table:table-row table:style-name="ro2">
          <table:table-cell table:number-columns-repeated="3"/>
          <table:table-cell office:value-type="string">
            <text:p>DateAndTime</text:p>
          </table:table-cell>
          <table:table-cell table:number-columns-repeated="7" office:value-type="string">
            <text:p>+</text:p>
          </table:table-cell>
        </table:table-row>
        <table:table-row table:style-name="ro2">
          <table:table-cell table:number-columns-repeated="3"/>
          <table:table-cell office:value-type="string">
            <text:p>ReceivingSideID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2">
          <table:table-cell table:number-columns-repeated="3"/>
          <table:table-cell office:value-type="string">
            <text:p>SendingSideID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2">
          <table:table-cell table:number-columns-repeated="3"/>
          <table:table-cell office:value-type="string">
            <text:p>TimeAndTimezone</text:p>
          </table:table-cell>
          <table:table-cell table:number-columns-repeated="7" office:value-type="string">
            <text:p>+</text:p>
          </table:table-cell>
        </table:table-row>
        <table:table-row table:style-name="ro1">
          <table:table-cell table:number-columns-repeated="3"/>
          <table:table-cell table:style-name="ce2" office:value-type="string">
            <text:p>ExtensionField</text:p>
          </table:table-cell>
          <table:table-cell table:number-columns-repeated="4" office:value-type="string">
            <text:p>+</text:p>
          </table:table-cell>
          <table:table-cell/>
          <table:table-cell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2" office:value-type="string">
            <text:p>CAPExtensions</text:p>
          </table:table-cell>
          <table:table-cell table:number-columns-repeated="4" office:value-type="string">
            <text:p>+</text:p>
          </table:table-cell>
          <table:table-cell/>
          <table:table-cell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circuitSwitchedCall.primitive</text:p>
          </table:table-cell>
          <table:table-cell office:value-type="string">
            <text:p>BearerCapability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DestinationRoutingAddress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EventSpecificInformationBCSM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InitialDPArgExtension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questedInformation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TimeDurationChargingResult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TimeIfTariffSwitch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TimeInformation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" office:value-type="string">
            <text:p>DpSpecificCriteria</text:p>
          </table:table-cell>
          <table:table-cell table:number-columns-repeated="2" office:value-type="string">
            <text:p>P</text:p>
          </table:table-cell>
          <table:table-cell table:number-columns-repeated="4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2">
          <table:table-cell table:number-columns-repeated="4"/>
          <table:table-cell office:value-type="string">
            <text:p>decoding</text:p>
          </table:table-cell>
          <table:table-cell office:value-type="string">
            <text:p>encoding</text:p>
          </table:table-cell>
          <table:table-cell office:value-type="string">
            <text:p>constructor</text:p>
          </table:table-cell>
          <table:table-cell office:value-type="string">
            <text:p>Fabrica</text:p>
          </table:table-cell>
          <table:table-cell office:value-type="string">
            <text:p>tests</text:p>
          </table:table-cell>
          <table:table-cell office:value-type="string">
            <text:p>toString()</text:p>
          </table:table-cell>
          <table:table-cell office:value-type="string">
            <text:p>internalData</text:p>
          </table:table-cell>
        </table:table-row>
        <table:table-row table:style-name="ro1">
          <table:table-cell table:number-columns-repeated="2"/>
          <table:table-cell office:value-type="string">
            <text:p>circuitSwitchedCall</text:p>
          </table:table-cell>
          <table:table-cell office:value-type="string">
            <text:p>ApplyChargingReportRequestIndication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ApplyChargingRequestIndication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ApplyChargingReportRequestIndication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CallInformationReportRequestIndication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questReportBCSMEventRequestIndication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leaseCallRequestIndication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InitialDPRequestIndication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EventReportBCSMRequestIndication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ContinueRequestIndication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ConnectRequestIndication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 table:number-rows-repeated="6548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CAP - operations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not yet implemented</text:p>
          </table:table-cell>
          <table:table-cell/>
        </table:table-row>
        <table:table-row table:style-name="ro1">
          <table:table-cell/>
          <table:table-cell table:style-name="ce4" office:value-type="string">
            <text:p>implementing</text:p>
          </table:table-cell>
          <table:table-cell/>
        </table:table-row>
        <table:table-row table:style-name="ro1">
          <table:table-cell/>
          <table:table-cell table:style-name="ce8" office:value-type="string">
            <text:p>partly implemented</text:p>
          </table:table-cell>
          <table:table-cell/>
        </table:table-row>
        <table:table-row table:style-name="ro1">
          <table:table-cell/>
          <table:table-cell table:style-name="ce9" office:value-type="string">
            <text:p>fully implemented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CAP V2 circuitSwitchedCall ACNs:</text:p>
          </table:table-cell>
          <table:table-cell office:value-type="string">
            <text:p>capssf-scfGenericAC</text:p>
          </table:table-cell>
          <table:table-cell/>
        </table:table-row>
        <table:table-row table:style-name="ro1">
          <table:table-cell/>
          <table:table-cell office:value-type="string">
            <text:p>capssf-scfAssistHandoffAC</text:p>
          </table:table-cell>
          <table:table-cell/>
        </table:table-row>
        <table:table-row table:style-name="ro1">
          <table:table-cell/>
          <table:table-cell office:value-type="string">
            <text:p>gsmSRF-gsmSCF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CAP V2 operations:</text:p>
          </table:table-cell>
          <table:table-cell office:value-type="string">
            <text:p>Parameters: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initialDP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serviceKey</text:p>
          </table:table-cell>
          <table:table-cell table:style-name="ce9" office:value-type="string">
            <text:p>ServiceKey</text:p>
          </table:table-cell>
        </table:table-row>
        <table:table-row table:style-name="ro1">
          <table:table-cell/>
          <table:table-cell office:value-type="string">
            <text:p>calledPartyNumber</text:p>
          </table:table-cell>
          <table:table-cell table:style-name="ce4" office:value-type="string">
            <text:p>CalledPartyNumber</text:p>
          </table:table-cell>
        </table:table-row>
        <table:table-row table:style-name="ro1">
          <table:table-cell/>
          <table:table-cell office:value-type="string">
            <text:p>callingPartyNumber</text:p>
          </table:table-cell>
          <table:table-cell table:style-name="ce4" office:value-type="string">
            <text:p>CallingPartyNumber</text:p>
          </table:table-cell>
        </table:table-row>
        <table:table-row table:style-name="ro1">
          <table:table-cell/>
          <table:table-cell office:value-type="string">
            <text:p>callingPartysCategory</text:p>
          </table:table-cell>
          <table:table-cell table:style-name="ce4" office:value-type="string">
            <text:p>CallingPartysCategory</text:p>
          </table:table-cell>
        </table:table-row>
        <table:table-row table:style-name="ro1">
          <table:table-cell/>
          <table:table-cell office:value-type="string">
            <text:p>iPSSPCapabilities</text:p>
          </table:table-cell>
          <table:table-cell office:value-type="string">
            <text:p>IPSSPCapabilities</text:p>
          </table:table-cell>
        </table:table-row>
        <table:table-row table:style-name="ro1">
          <table:table-cell/>
          <table:table-cell office:value-type="string">
            <text:p>locationNumber</text:p>
          </table:table-cell>
          <table:table-cell table:style-name="ce4" office:value-type="string">
            <text:p>LocationNumber</text:p>
          </table:table-cell>
        </table:table-row>
        <table:table-row table:style-name="ro1">
          <table:table-cell/>
          <table:table-cell office:value-type="string">
            <text:p>originalCalledPartyID</text:p>
          </table:table-cell>
          <table:table-cell table:style-name="ce4" office:value-type="string">
            <text:p>OriginalCalledPartyID</text:p>
          </table:table-cell>
        </table:table-row>
        <table:table-row table:style-name="ro1">
          <table:table-cell/>
          <table:table-cell office:value-type="string">
            <text:p>extensions</text:p>
          </table:table-cell>
          <table:table-cell table:style-name="ce4" office:value-type="string">
            <text:p>ExtensionField</text:p>
          </table:table-cell>
        </table:table-row>
        <table:table-row table:style-name="ro1">
          <table:table-cell/>
          <table:table-cell office:value-type="string">
            <text:p>highLayerCompatibility</text:p>
          </table:table-cell>
          <table:table-cell table:style-name="ce4" office:value-type="string">
            <text:p>HighLayerCompatibility</text:p>
          </table:table-cell>
        </table:table-row>
        <table:table-row table:style-name="ro1">
          <table:table-cell/>
          <table:table-cell office:value-type="string">
            <text:p>additionalCallingPartyNumber</text:p>
          </table:table-cell>
          <table:table-cell office:value-type="string">
            <text:p>AdditionalCallingPartyNumber</text:p>
          </table:table-cell>
        </table:table-row>
        <table:table-row table:style-name="ro1">
          <table:table-cell/>
          <table:table-cell office:value-type="string">
            <text:p>bearerCapability</text:p>
          </table:table-cell>
          <table:table-cell table:style-name="ce4" office:value-type="string">
            <text:p>BearerCapability</text:p>
          </table:table-cell>
        </table:table-row>
        <table:table-row table:style-name="ro1">
          <table:table-cell/>
          <table:table-cell office:value-type="string">
            <text:p>eventTypeBCSM</text:p>
          </table:table-cell>
          <table:table-cell table:style-name="ce4" office:value-type="string">
            <text:p>EventTypeBCSM</text:p>
          </table:table-cell>
        </table:table-row>
        <table:table-row table:style-name="ro1">
          <table:table-cell/>
          <table:table-cell office:value-type="string">
            <text:p>redirectingPartyID</text:p>
          </table:table-cell>
          <table:table-cell table:style-name="ce4" office:value-type="string">
            <text:p>RedirectingPartyID</text:p>
          </table:table-cell>
        </table:table-row>
        <table:table-row table:style-name="ro1">
          <table:table-cell/>
          <table:table-cell office:value-type="string">
            <text:p>redirectionInformation</text:p>
          </table:table-cell>
          <table:table-cell table:style-name="ce4" office:value-type="string">
            <text:p>RedirectionInformation</text:p>
          </table:table-cell>
        </table:table-row>
        <table:table-row table:style-name="ro1">
          <table:table-cell/>
          <table:table-cell office:value-type="string">
            <text:p>iMSI</text:p>
          </table:table-cell>
          <table:table-cell table:style-name="ce9" office:value-type="string">
            <text:p>IMSI</text:p>
          </table:table-cell>
        </table:table-row>
        <table:table-row table:style-name="ro1">
          <table:table-cell/>
          <table:table-cell office:value-type="string">
            <text:p>subscriberState</text:p>
          </table:table-cell>
          <table:table-cell table:style-name="ce4" office:value-type="string">
            <text:p>SubscriberState</text:p>
          </table:table-cell>
        </table:table-row>
        <table:table-row table:style-name="ro1">
          <table:table-cell/>
          <table:table-cell office:value-type="string">
            <text:p>locationInformation</text:p>
          </table:table-cell>
          <table:table-cell table:style-name="ce4" office:value-type="string">
            <text:p>LocationInformation</text:p>
          </table:table-cell>
        </table:table-row>
        <table:table-row table:style-name="ro1">
          <table:table-cell/>
          <table:table-cell office:value-type="string">
            <text:p>ext-basicServiceCode</text:p>
          </table:table-cell>
          <table:table-cell table:style-name="ce4" office:value-type="string">
            <text:p>Ext-BasicServiceCode</text:p>
          </table:table-cell>
        </table:table-row>
        <table:table-row table:style-name="ro1">
          <table:table-cell/>
          <table:table-cell office:value-type="string">
            <text:p>callReferenceNumber</text:p>
          </table:table-cell>
          <table:table-cell table:style-name="ce4" office:value-type="string">
            <text:p>CallReferenceNumber</text:p>
          </table:table-cell>
        </table:table-row>
        <table:table-row table:style-name="ro1">
          <table:table-cell/>
          <table:table-cell office:value-type="string">
            <text:p>mscAddress</text:p>
          </table:table-cell>
          <table:table-cell table:style-name="ce9" office:value-type="string">
            <text:p>ISDN-AddressString</text:p>
          </table:table-cell>
        </table:table-row>
        <table:table-row table:style-name="ro1">
          <table:table-cell/>
          <table:table-cell office:value-type="string">
            <text:p>calledPartyBCDNumber</text:p>
          </table:table-cell>
          <table:table-cell table:style-name="ce4" office:value-type="string">
            <text:p>CalledPartyBCDNumber</text:p>
          </table:table-cell>
        </table:table-row>
        <table:table-row table:style-name="ro1">
          <table:table-cell/>
          <table:table-cell office:value-type="string">
            <text:p>timeAndTimezone</text:p>
          </table:table-cell>
          <table:table-cell table:style-name="ce4" office:value-type="string">
            <text:p>TimeAndTimezone</text:p>
          </table:table-cell>
        </table:table-row>
        <table:table-row table:style-name="ro1">
          <table:table-cell/>
          <table:table-cell office:value-type="string">
            <text:p>gsm-ForwardingPending</text:p>
          </table:table-cell>
          <table:table-cell table:style-name="ce9" office:value-type="string">
            <text:p>NULL</text:p>
          </table:table-cell>
        </table:table-row>
        <table:table-row table:style-name="ro1">
          <table:table-cell/>
          <table:table-cell office:value-type="string">
            <text:p>initialDPArgExtension</text:p>
          </table:table-cell>
          <table:table-cell table:style-name="ce4" office:value-type="string">
            <text:p>InitialDPArgExtensio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5" office:value-type="string">
            <text:p>connec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destinationRoutingAddress</text:p>
          </table:table-cell>
          <table:table-cell table:style-name="ce4" office:value-type="string">
            <text:p>DestinationRoutingAddress</text:p>
          </table:table-cell>
        </table:table-row>
        <table:table-row table:style-name="ro1">
          <table:table-cell/>
          <table:table-cell office:value-type="string">
            <text:p>alertingPattern</text:p>
          </table:table-cell>
          <table:table-cell office:value-type="string">
            <text:p>AlertingPattern</text:p>
          </table:table-cell>
        </table:table-row>
        <table:table-row table:style-name="ro1">
          <table:table-cell/>
          <table:table-cell office:value-type="string">
            <text:p>originalCalledPartyID</text:p>
          </table:table-cell>
          <table:table-cell office:value-type="string">
            <text:p>OriginalCalledPartyID</text:p>
          </table:table-cell>
        </table:table-row>
        <table:table-row table:style-name="ro1">
          <table:table-cell/>
          <table:table-cell office:value-type="string">
            <text:p>extensions</text:p>
          </table:table-cell>
          <table:table-cell table:style-name="ce4" office:value-type="string">
            <text:p>ExtensionField</text:p>
          </table:table-cell>
        </table:table-row>
        <table:table-row table:style-name="ro1">
          <table:table-cell/>
          <table:table-cell office:value-type="string">
            <text:p>callingPartysCategory</text:p>
          </table:table-cell>
          <table:table-cell office:value-type="string">
            <text:p>CallingPartysCategory</text:p>
          </table:table-cell>
        </table:table-row>
        <table:table-row table:style-name="ro1">
          <table:table-cell/>
          <table:table-cell office:value-type="string">
            <text:p>redirectingPartyID</text:p>
          </table:table-cell>
          <table:table-cell office:value-type="string">
            <text:p>RedirectingPartyID</text:p>
          </table:table-cell>
        </table:table-row>
        <table:table-row table:style-name="ro1">
          <table:table-cell/>
          <table:table-cell office:value-type="string">
            <text:p>redirectionInformation</text:p>
          </table:table-cell>
          <table:table-cell office:value-type="string">
            <text:p>RedirectionInformation</text:p>
          </table:table-cell>
        </table:table-row>
        <table:table-row table:style-name="ro1">
          <table:table-cell/>
          <table:table-cell office:value-type="string">
            <text:p>genericNumbers</text:p>
          </table:table-cell>
          <table:table-cell office:value-type="string">
            <text:p>GenericNumbers</text:p>
          </table:table-cell>
        </table:table-row>
        <table:table-row table:style-name="ro1">
          <table:table-cell/>
          <table:table-cell office:value-type="string">
            <text:p>suppressionOfAnnouncement</text:p>
          </table:table-cell>
          <table:table-cell office:value-type="string">
            <text:p>SuppressionOfAnnouncement</text:p>
          </table:table-cell>
        </table:table-row>
        <table:table-row table:style-name="ro1">
          <table:table-cell/>
          <table:table-cell office:value-type="string">
            <text:p>oCSIApplicable</text:p>
          </table:table-cell>
          <table:table-cell office:value-type="string">
            <text:p>OCSIApplicable</text:p>
          </table:table-cell>
        </table:table-row>
        <table:table-row table:style-name="ro1">
          <table:table-cell/>
          <table:table-cell office:value-type="string">
            <text:p>na-Info</text:p>
          </table:table-cell>
          <table:table-cell office:value-type="string">
            <text:p>NA-Info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5" office:value-type="string">
            <text:p>releaseCall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Cause</text:p>
          </table:table-cell>
          <table:table-cell table:style-name="ce4" office:value-type="string">
            <text:p>Caus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5" office:value-type="string">
            <text:p>eventReportBCSM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eventTypeBCSM</text:p>
          </table:table-cell>
          <table:table-cell table:style-name="ce4" office:value-type="string">
            <text:p>EventTypeBCSM</text:p>
          </table:table-cell>
        </table:table-row>
        <table:table-row table:style-name="ro1">
          <table:table-cell/>
          <table:table-cell office:value-type="string">
            <text:p>eventSpecificInformationBCSM</text:p>
          </table:table-cell>
          <table:table-cell table:style-name="ce4" office:value-type="string">
            <text:p>EventSpecificInformationBCSM</text:p>
          </table:table-cell>
        </table:table-row>
        <table:table-row table:style-name="ro1">
          <table:table-cell/>
          <table:table-cell office:value-type="string">
            <text:p>legID</text:p>
          </table:table-cell>
          <table:table-cell table:style-name="ce4" office:value-type="string">
            <text:p>ReceivingSideID</text:p>
          </table:table-cell>
        </table:table-row>
        <table:table-row table:style-name="ro1">
          <table:table-cell/>
          <table:table-cell office:value-type="string">
            <text:p>miscCallInfo</text:p>
          </table:table-cell>
          <table:table-cell table:style-name="ce4" office:value-type="string">
            <text:p>MiscCallInfo</text:p>
          </table:table-cell>
        </table:table-row>
        <table:table-row table:style-name="ro1">
          <table:table-cell/>
          <table:table-cell office:value-type="string">
            <text:p>extensions</text:p>
          </table:table-cell>
          <table:table-cell table:style-name="ce4" office:value-type="string">
            <text:p>ExtensionFiel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5" office:value-type="string">
            <text:p>requestReportBCSMEven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bcsmEvents</text:p>
          </table:table-cell>
          <table:table-cell table:style-name="ce4" office:value-type="string">
            <text:p>BCSMEvent</text:p>
          </table:table-cell>
        </table:table-row>
        <table:table-row table:style-name="ro1">
          <table:table-cell/>
          <table:table-cell office:value-type="string">
            <text:p>extensions</text:p>
          </table:table-cell>
          <table:table-cell table:style-name="ce4" office:value-type="string">
            <text:p>ExtensionFiel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5" office:value-type="string">
            <text:p>continu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9" office:value-type="string">
            <text:p>&lt;No parameters&gt;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activityTes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assistRequestInstruction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establishTemporaryConnection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disconnectForwardConnection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connectToResourc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resetTimer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furnishChargingInformation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7" office:value-type="string">
            <text:p>applyChargingRepor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CallResult</text:p>
          </table:table-cell>
          <table:table-cell table:style-name="ce4" office:value-type="string">
            <text:p>CallResul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7" office:value-type="string">
            <text:p>applyCharging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aChBillingChargingCharacteristics</text:p>
          </table:table-cell>
          <table:table-cell table:style-name="ce4" office:value-type="string">
            <text:p>AChBillingChargingCharacteristics</text:p>
          </table:table-cell>
        </table:table-row>
        <table:table-row table:style-name="ro1">
          <table:table-cell/>
          <table:table-cell office:value-type="string">
            <text:p>partyToCharge</text:p>
          </table:table-cell>
          <table:table-cell table:style-name="ce4" office:value-type="string">
            <text:p>SendingSideID</text:p>
          </table:table-cell>
        </table:table-row>
        <table:table-row table:style-name="ro1">
          <table:table-cell/>
          <table:table-cell office:value-type="string">
            <text:p>extensions</text:p>
          </table:table-cell>
          <table:table-cell table:style-name="ce4" office:value-type="string">
            <text:p>ExtensionFiel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callInformationRepor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7" office:value-type="string">
            <text:p>callInformationReques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requestedInformationTypeList</text:p>
          </table:table-cell>
          <table:table-cell table:style-name="ce4" office:value-type="string">
            <text:p>RequestedInformationTypeList</text:p>
          </table:table-cell>
        </table:table-row>
        <table:table-row table:style-name="ro1">
          <table:table-cell/>
          <table:table-cell office:value-type="string">
            <text:p>extensions</text:p>
          </table:table-cell>
          <table:table-cell table:style-name="ce4" office:value-type="string">
            <text:p>ExtensionField</text:p>
          </table:table-cell>
        </table:table-row>
        <table:table-row table:style-name="ro1">
          <table:table-cell/>
          <table:table-cell office:value-type="string">
            <text:p>legID</text:p>
          </table:table-cell>
          <table:table-cell table:style-name="ce4" office:value-type="string">
            <text:p>SendingSideI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sendChargingInformation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specializedResourceRepor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playAnnouncemen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promptAndCollectUserInformation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cancel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 table:number-rows-repeated="65393">
          <table:table-cell table:number-columns-repeated="3"/>
        </table:table-row>
        <table:table-row table:style-name="ro1"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Times New Roman" svg:font-family="'Times New Roman'" style:font-family-generic="roman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number-style style:name="N112P0" style:volatile="true">
      <number:number number:decimal-places="0" number:min-integer-digits="1" number:grouping="true"/>
      <number:text>р.</number:text>
    </number:number-style>
    <number:number-style style:name="N112">
      <number:text>-</number:text>
      <number:number number:decimal-places="0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р.</number:text>
    </number:number-style>
    <number:number-style style:name="N115">
      <number:text>-</number:text>
      <number:number number:decimal-places="2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text> </number:text>
      <number:number number:decimal-places="0" number:min-integer-digits="1" number:grouping="true"/>
      <number:text>    </number:text>
    </number:number-style>
    <number:number-style style:name="N124P1" style:volatile="true">
      <number:text>-</number:text>
      <number:number number:decimal-places="0" number:min-integer-digits="1" number:grouping="true"/>
      <number:text>    </number:text>
    </number:number-style>
    <number:number-style style:name="N124P2" style:volatile="true">
      <number:text> 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number number:decimal-places="0" number:min-integer-digits="1" number:grouping="true"/>
      <number:text>р. </number:text>
    </number:number-style>
    <number:number-style style:name="N128P1" style:volatile="true">
      <number:text>-</number:text>
      <number:number number:decimal-places="0" number:min-integer-digits="1" number:grouping="true"/>
      <number:text>р. </number:text>
    </number:number-style>
    <number:number-style style:name="N128P2" style:volatile="true">
      <number:text> -р.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number number:decimal-places="2" number:min-integer-digits="1" number:grouping="true"/>
      <number:text>    </number:text>
    </number:number-style>
    <number:number-style style:name="N132P1" style:volatile="true">
      <number:text>-</number:text>
      <number:number number:decimal-places="2" number:min-integer-digits="1" number:grouping="true"/>
      <number:text>    </number:text>
    </number:number-style>
    <number:number-style style:name="N132P2" style:volatile="true">
      <number:text> -</number:text>
      <number:number number: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</number:text>
      <number:number number:decimal-places="2" number:min-integer-digits="1" number:grouping="true"/>
      <number:text>р. </number:text>
    </number:number-style>
    <number:number-style style:name="N136P1" style:volatile="true">
      <number:text>-</number:text>
      <number:number number:decimal-places="2" number:min-integer-digits="1" number:grouping="true"/>
      <number:text>р. </number:text>
    </number:number-style>
    <number:number-style style:name="N136P2" style:volatile="true">
      <number:text> -</number:text>
      <number:number number:decimal-places="0" number:min-integer-digits="0"/>
      <number:text>р.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number-style style:name="N142P0" style:volatile="true">
      <number:text>Да</number:text>
    </number:number-style>
    <number:number-style style:name="N142P1" style:volatile="true">
      <number:text>Да</number:text>
    </number:number-style>
    <number:number-style style:name="N142">
      <number:text>Нет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Истина</number:text>
    </number:number-style>
    <number:number-style style:name="N144P1" style:volatile="true">
      <number:text>Истина</number:text>
    </number:number-style>
    <number:number-style style:name="N144">
      <number:text>Ложь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Вкл</number:text>
    </number:number-style>
    <number:number-style style:name="N146P1" style:volatile="true">
      <number:text>Вкл</number:text>
    </number:number-style>
    <number:number-style style:name="N146">
      <number:text>Выкл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>€</number:currency-symbol>
      <number:text> </number:text>
      <number:number number:decimal-places="0" number:min-integer-digits="3" number:grouping="true"/>
      <number:text> </number:text>
    </number:currency-style>
    <number:currency-style style:name="N148">
      <style:text-properties fo:color="#ff0000"/>
      <number:text>(</number:text>
      <number:currency-symbol>€</number:currency-symbol>
      <number:text> </number:text>
      <number:number number:decimal-places="0" number:min-integer-digits="3" number:grouping="true"/>
      <number:text>)</number:text>
      <style:map style:condition="value()&gt;=0" style:apply-style-name="N148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WenQuanYi Micro Hei" style:font-size-asian="11pt" style:font-name-complex="Lohit Hind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Акцент1" style:display-name="20% - Акцент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" style:display-name="20% - Акцент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" style:display-name="20% - Акцент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" style:display-name="20% - Акцент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" style:display-name="20% - Акцент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" style:display-name="20% - Акцент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" style:display-name="40% - Акцент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" style:display-name="40% - Акцент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" style:display-name="40% - Акцент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" style:display-name="40% - Акцент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" style:display-name="40% - Акцент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" style:display-name="40% - Акцент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" style:display-name="60% - Акцент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" style:display-name="60% - Акцент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" style:display-name="60% - Акцент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" style:display-name="60% - Акцент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" style:display-name="60% - Акцент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" style:display-name="60% - Акцент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" style:display-name="Ввод 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" style:display-name="Заголовок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" style:display-name="Заголовок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" style:display-name="Заголовок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" style:display-name="Заголовок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" style:display-name="Контрольная ячейка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" style:display-name="Связанная ячейка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" style:display-name="Текст предупреждения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1" style:display-name="20% - Акцент1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1" style:display-name="20% - Акцент2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1" style:display-name="20% - Акцент3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1" style:display-name="20% - Акцент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1" style:display-name="20% - Акцент5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1" style:display-name="20% - Акцент6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1" style:display-name="40% - Акцент1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1" style:display-name="40% - Акцент2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1" style:display-name="40% - Акцент3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1" style:display-name="40% - Акцент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1" style:display-name="40% - Акцент5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1" style:display-name="40% - Акцент6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1" style:display-name="60% - Акцент1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1" style:display-name="60% - Акцент2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1" style:display-name="60% - Акцент3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1" style:display-name="60% - Акцент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1" style:display-name="60% - Акцент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1" style:display-name="60% - Акцент6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1" style:display-name="Акцент1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1" style:display-name="Акцент2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1" style:display-name="Акцент3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1" style:display-name="Акцент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1" style:display-name="Акцент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1" style:display-name="Акцент6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1" style:display-name="Ввод 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1" style:display-name="Вывод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1" style:display-name="Вычисление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1" style:display-name="Заголовок 1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1" style:display-name="Заголовок 2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1" style:display-name="Заголовок 3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1" style:display-name="Заголовок 4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1" style:display-name="Итог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1" style:display-name="Контрольная ячейка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1" style:display-name="Название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1" style:display-name="Нейтральный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1" style:display-name="Плохой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1" style:display-name="Пояснение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1" style:display-name="Примечание 1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1" style:display-name="Связанная ячейка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1" style:display-name="Текст предупреждения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1" style:display-name="Хороший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2" style:display-name="20% - Акцент1 2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2" style:display-name="20% - Акцент2 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2" style:display-name="20% - Акцент3 2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2" style:display-name="20% - Акцент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2" style:display-name="20% - Акцент5 2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2" style:display-name="20% - Акцент6 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2" style:display-name="40% - Акцент1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2" style:display-name="40% - Акцент2 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2" style:display-name="40% - Акцент3 2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2" style:display-name="40% - Акцент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2" style:display-name="40% - Акцент5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2" style:display-name="40% - Акцент6 2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2" style:display-name="60% - Акцент1 2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2" style:display-name="60% - Акцент2 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2" style:display-name="60% - Акцент3 2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2" style:display-name="60% - Акцент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2" style:display-name="60% - Акцент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2" style:display-name="60% - Акцент6 2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2" style:display-name="Акцент1 2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2" style:display-name="Акцент2 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2" style:display-name="Акцент3 2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2" style:display-name="Акцент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2" style:display-name="Акцент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2" style:display-name="Акцент6 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2" style:display-name="Ввод  2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2" style:display-name="Вывод 2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2" style:display-name="Вычисление 2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2" style:display-name="Заголовок 1 2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2" style:display-name="Заголовок 2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2" style:display-name="Заголовок 3 2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2" style:display-name="Заголовок 4 2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2" style:display-name="Итог 2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2" style:display-name="Контрольная ячейка 2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2" style:display-name="Название 2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2" style:display-name="Нейтральный 2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2" style:display-name="Плохой 2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2" style:display-name="Пояснение 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2" style:display-name="Примечание 2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2" style:display-name="Связанная ячейка 2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2" style:display-name="Текст предупреждения 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2" style:display-name="Хороший 2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3" style:display-name="20% - Акцент1 3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3" style:display-name="20% - Акцент2 3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3" style:display-name="20% - Акцент3 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3" style:display-name="20% - Акцент4 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3" style:display-name="20% - Акцент5 3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3" style:display-name="20% - Акцент6 3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3" style:display-name="40% - Акцент1 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3" style:display-name="40% - Акцент2 3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3" style:display-name="40% - Акцент3 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3" style:display-name="40% - Акцент4 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3" style:display-name="40% - Акцент5 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3" style:display-name="40% - Акцент6 3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3" style:display-name="60% - Акцент1 3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3" style:display-name="60% - Акцент2 3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3" style:display-name="60% - Акцент3 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3" style:display-name="60% - Акцент4 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3" style:display-name="60% - Акцент5 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3" style:display-name="60% - Акцент6 3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3" style:display-name="Акцент1 3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3" style:display-name="Акцент2 3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3" style:display-name="Акцент3 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3" style:display-name="Акцент4 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3" style:display-name="Акцент5 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3" style:display-name="Акцент6 3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3" style:display-name="Ввод  3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3" style:display-name="Вывод 3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3" style:display-name="Вычисление 3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3" style:display-name="Заголовок 1 3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3" style:display-name="Заголовок 2 3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3" style:display-name="Заголовок 3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3" style:display-name="Заголовок 4 3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3" style:display-name="Итог 3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3" style:display-name="Контрольная ячейка 3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3" style:display-name="Название 3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3" style:display-name="Нейтральный 3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3" style:display-name="Плохой 3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3" style:display-name="Пояснение 3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3" style:display-name="Примечание 3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3" style:display-name="Связанная ячейка 3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3" style:display-name="Текст предупреждения 3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3" style:display-name="Хороший 3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5">05.01.2012</text:date>, <text:time>10:45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P_20_param" style:display-name="PageStyle_MAP par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AP_20_-_20_param" style:display-name="PageStyle_INAP - para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P_20_-_20_param" style:display-name="PageStyle_CAP - para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P_20_-_20_operations" style:display-name="PageStyle_CAP - opera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mit Bhayani</meta:initial-creator>
    <meta:creation-date>2011-11-17T09:55:32</meta:creation-date>
    <dc:date>2012-01-05T10:45:36.53</dc:date>
    <meta:editing-duration>PT112H28M29S</meta:editing-duration>
    <meta:editing-cycles>309</meta:editing-cycles>
    <meta:generator>OpenOffice.org/3.0$Win32 OpenOffice.org_project/300m9$Build-9358</meta:generator>
    <meta:document-statistic meta:table-count="4" meta:cell-count="650" meta:object-count="0"/>
    <meta:user-defined meta:name="Поле 1"/>
    <meta:user-defined meta:name="Поле 2"/>
    <meta:user-defined meta:name="Поле 3"/>
    <meta:user-defined meta:name="Поле 4"/>
  </office:meta>
</office:document-meta>
</file>